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Heading_20_2">
      <style:paragraph-properties fo:margin-left="0cm" fo:margin-right="0cm" fo:margin-top="0cm" fo:margin-bottom="0.265cm" style:contextual-spacing="false" fo:text-indent="0cm" style:auto-text-indent="false"/>
    </style:style>
    <style:style style:name="P3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4" style:family="paragraph" style:parent-style-name="Text_20_body" style:list-style-name="L1">
      <style:paragraph-properties fo:margin-left="0cm" fo:margin-right="0cm" fo:text-indent="0cm" style:auto-text-indent="false" fo:padding="0cm" fo:border="none"/>
    </style:style>
    <style:style style:name="P5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6" style:family="paragraph" style:parent-style-name="Text_20_body" style:list-style-name="L2">
      <style:paragraph-properties fo:margin-left="0cm" fo:margin-right="0cm" fo:text-indent="0cm" style:auto-text-indent="false" fo:padding="0cm" fo:border="none"/>
    </style:style>
    <style:style style:name="P7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8" style:family="paragraph" style:parent-style-name="Text_20_body" style:list-style-name="L3">
      <style:paragraph-properties fo:margin-left="0cm" fo:margin-right="0cm" fo:text-indent="0cm" style:auto-text-indent="false" fo:padding="0cm" fo:border="none"/>
      <style:text-properties officeooo:rsid="00172de2" officeooo:paragraph-rsid="00172de2"/>
    </style:style>
    <style:style style:name="P9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0" style:family="paragraph" style:parent-style-name="Text_20_body" style:list-style-name="L4">
      <style:paragraph-properties fo:margin-left="0cm" fo:margin-right="0cm" fo:text-indent="0cm" style:auto-text-indent="false" fo:padding="0cm" fo:border="none"/>
    </style:style>
    <style:style style:name="P11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paragraph-rsid="00199b63"/>
    </style:style>
    <style:style style:name="P12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3" style:family="paragraph" style:parent-style-name="Text_20_body" style:list-style-name="L5">
      <style:paragraph-properties fo:margin-left="0cm" fo:margin-right="0cm" fo:text-indent="0cm" style:auto-text-indent="false" fo:padding="0cm" fo:border="none"/>
    </style:style>
    <style:style style:name="P14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5" style:family="paragraph" style:parent-style-name="Text_20_body" style:list-style-name="L6">
      <style:paragraph-properties fo:margin-left="0cm" fo:margin-right="0cm" fo:text-indent="0cm" style:auto-text-indent="false" fo:padding="0cm" fo:border="none"/>
    </style:style>
    <style:style style:name="P16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officeooo:rsid="00172de2"/>
    </style:style>
    <style:style style:name="T3" style:family="text">
      <style:text-properties fo:language="en" fo:country="US" officeooo:rsid="00172de2"/>
    </style:style>
    <style:style style:name="T4" style:family="text">
      <style:text-properties fo:language="en" fo:country="US" officeooo:rsid="00199b63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199b63"/>
    </style:style>
    <style:style style:name="T7" style:family="text">
      <style:text-properties fo:font-size="10.5pt" officeooo:rsid="00199b63" style:font-size-asian="10.5pt" style:font-size-complex="10.5pt"/>
    </style:style>
    <style:style style:name="T8" style:family="text">
      <style:text-properties fo:font-size="10.5pt" fo:language="en" fo:country="US" officeooo:rsid="00199b63" style:font-size-asian="10.5pt" style:font-size-complex="10.5pt"/>
    </style:style>
    <style:style style:name="T9" style:family="text">
      <style:text-properties fo:font-size="10.5pt" fo:language="en" fo:country="US" fo:font-style="italic" officeooo:rsid="00199b63" style:font-size-asian="10.5pt" style:font-style-asian="italic" style:font-size-complex="10.5pt" style:font-style-complex="italic"/>
    </style:style>
    <style:style style:name="T10" style:family="text">
      <style:text-properties fo:font-size="10.5pt" fo:language="en" fo:country="US" fo:font-style="italic" fo:font-weight="normal" officeooo:rsid="00199b63" style:font-size-asian="10.5pt" style:font-style-asian="italic" style:font-weight-asian="normal" style:font-size-complex="10.5pt" style:font-style-complex="italic" style:font-weight-complex="normal"/>
    </style:style>
    <style:style style:name="T11" style:family="text">
      <style:text-properties fo:font-size="10.5pt" fo:font-style="italic" officeooo:rsid="00199b63" style:font-size-asian="10.5pt" style:font-style-asian="italic" style:font-size-complex="10.5pt" style:font-style-complex="italic"/>
    </style:style>
    <style:style style:name="T12" style:family="text">
      <style:text-properties fo:font-size="10.5pt" fo:font-style="italic" fo:font-weight="normal" officeooo:rsid="00199b63" style:font-size-asian="10.5pt" style:font-style-asian="italic" style:font-weight-asian="normal" style:font-size-complex="10.5pt" style:font-style-complex="italic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Техническое Задание: Разработка игры на PyGame</text:h>
      <text:p text:style-name="P1"><text:span text:style-name="Strong_20_Emphasis">1. Общая информация:</text:span></text:p>
      <text:list text:style-name="L1">
        <text:list-item>
          <text:p text:style-name="P3"><text:span text:style-name="Strong_20_Emphasis">Название проекта:</text:span> <text:span text:style-name="T3">shooter</text:span></text:p>
        </text:list-item>
        <text:list-item>
          <text:p text:style-name="P3"><text:span text:style-name="Strong_20_Emphasis">Описание:</text:span> Разработка 2D игры с использованием библиотеки PyGame. Игра должна иметь несколько экранов (меню, игра, настройки и тд.), а также игровой процесс, включающий в себя движение игрока, стрельбу, появление врагов и сбор очков.</text:p>
        </text:list-item>
        <text:list-item>
          <text:p text:style-name="P4"><text:span text:style-name="Strong_20_Emphasis">Цель:</text:span> Создание полностью функциональной игры с элементами геймплея.</text:p>
        </text:list-item>
      </text:list>
      <text:p text:style-name="P1"><text:span text:style-name="Strong_20_Emphasis">2. Функциональные требования:</text:span></text:p>
      <text:list text:style-name="L2">
        <text:list-item>
          <text:p text:style-name="P5"><text:span text:style-name="Strong_20_Emphasis">Игровое окно:</text:span></text:p>
          <text:list>
            <text:list-item>
              <text:p text:style-name="P5">Разрешение: 1080x720 пикселей.</text:p>
            </text:list-item>
            <text:list-item>
              <text:p text:style-name="P5">Заголовок окна: “I love cats!!!”.</text:p>
            </text:list-item>
          </text:list>
        </text:list-item>
        <text:list-item>
          <text:p text:style-name="P5"><text:span text:style-name="Strong_20_Emphasis"><text:span text:style-name="T5">Сцены (экраны)</text:span></text:span><text:span text:style-name="Strong_20_Emphasis">:</text:span></text:p>
          <text:list>
            <text:list-item>
              <text:p text:style-name="P5"><text:span text:style-name="Strong_20_Emphasis">Главное меню:</text:span></text:p>
              <text:list>
                <text:list-item>
                  <text:p text:style-name="P5">Кнопки “Играть”, “Настройки”, “Персонаж”, “Оружие”, “Выход”.</text:p>
                </text:list-item>
                <text:list-item>
                  <text:p text:style-name="P5">Переходы на соответствующие экраны.</text:p>
                </text:list-item>
              </text:list>
            </text:list-item>
            <text:list-item>
              <text:p text:style-name="P5"><text:span text:style-name="Strong_20_Emphasis">Экран игры:</text:span></text:p>
              <text:list>
                <text:list-item>
                  <text:p text:style-name="P5">Управление персонажем (стрелочки/WSAD).</text:p>
                </text:list-item>
                <text:list-item>
                  <text:p text:style-name="P5">Стрельба по щелчку мыши.</text:p>
                </text:list-item>
                <text:list-item>
                  <text:p text:style-name="P5">Появление врагов (мобов).</text:p>
                </text:list-item>
                <text:list-item>
                  <text:p text:style-name="P5">Отображение жизней и опыта персонажа.</text:p>
                </text:list-item>
                <text:list-item>
                  <text:p text:style-name="P5">Отображение шкалы жизней мобов.</text:p>
                </text:list-item>
                <text:list-item>
                  <text:p text:style-name="P5">Объекты-стены.</text:p>
                </text:list-item>
              </text:list>
            </text:list-item>
            <text:list-item>
              <text:p text:style-name="P5"><text:span text:style-name="Strong_20_Emphasis">Экран настроек:</text:span></text:p>
              <text:list>
                <text:list-item>
                  <text:p text:style-name="P5">Кнопка “Назад в меню”.</text:p>
                </text:list-item>
                <text:list-item>
                  <text:p text:style-name="P5">Реализация отключения звука/музыки (реализовано через чекбоксы).</text:p>
                </text:list-item>
              </text:list>
            </text:list-item>
            <text:list-item>
              <text:p text:style-name="P5"><text:span text:style-name="Strong_20_Emphasis">Экран выбора персонажа:</text:span></text:p>
              <text:list>
                <text:list-item>
                  <text:p text:style-name="P5">Кнопка “Назад в меню”.</text:p>
                </text:list-item>
              </text:list>
            </text:list-item>
            <text:list-item>
              <text:p text:style-name="P5"><text:span text:style-name="Strong_20_Emphasis">Экран выбора оружия:</text:span></text:p>
              <text:list>
                <text:list-item>
                  <text:p text:style-name="P5">Кнопка “Назад в меню”.</text:p>
                </text:list-item>
                <text:list-item>
                  <text:p text:style-name="P5">Выбор между пистолетом и “выстрелом назад”.</text:p>
                </text:list-item>
              </text:list>
            </text:list-item>
            <text:list-item>
              <text:p text:style-name="P5"><text:span text:style-name="Strong_20_Emphasis">Экран проигрыша:</text:span></text:p>
              <text:list>
                <text:list-item>
                  <text:p text:style-name="P5">Кнопки “Играть сначала” и “В меню”.</text:p>
                </text:list-item>
              </text:list>
            </text:list-item>
            <text:list-item>
              <text:p text:style-name="P5"><text:span text:style-name="Strong_20_Emphasis">Экран победы:</text:span></text:p>
              <text:list>
                <text:list-item>
                  <text:p text:style-name="P5">Кнопки “Играть сначала” и “В меню”.</text:p>
                </text:list-item>
              </text:list>
            </text:list-item>
          </text:list>
        </text:list-item>
        <text:list-item>
          <text:p text:style-name="P5"><text:span text:style-name="Strong_20_Emphasis">Игровой процесс:</text:span></text:p>
          <text:list>
            <text:list-item>
              <text:p text:style-name="P5">Движение игрока: вверх, вниз, влево, вправо (за счет нажатия на клавиши).</text:p>
            </text:list-item>
            <text:list-item>
              <text:p text:style-name="P5">Стрельба: пули летят в направлении мыши.</text:p>
            </text:list-item>
            <text:list-item>
              <text:p text:style-name="P5">Разные типы оружия.</text:p>
            </text:list-item>
            <text:list-item>
              <text:p text:style-name="P5">Нанесение урона:</text:p>
              <text:list>
                <text:list-item>
                  <text:p text:style-name="P5">Пули наносят урон врагам.</text:p>
                </text:list-item>
                <text:list-item>
                  <text:p text:style-name="P5">Враги наносят урон игроку при столкновении.</text:p>
                </text:list-item>
              </text:list>
            </text:list-item>
            <text:list-item>
              <text:p text:style-name="P5">Разные типы врагов (красные и синие).</text:p>
            </text:list-item>
            <text:list-item>
              <text:p text:style-name="P5">Заморозка мобов (заморозка только определенных типов).</text:p>
            </text:list-item>
            <text:list-item>
              <text:p text:style-name="P5"><text:soft-page-break/>Сбор опыта.</text:p>
            </text:list-item>
            <text:list-item>
              <text:p text:style-name="P5">Победа, если время игры больше 150 секунд.</text:p>
            </text:list-item>
            <text:list-item>
              <text:p text:style-name="P5">Поражение при 0 жизней у игрока.</text:p>
            </text:list-item>
          </text:list>
        </text:list-item>
        <text:list-item>
          <text:p text:style-name="P5"><text:span text:style-name="Strong_20_Emphasis">Прочее:</text:span></text:p>
          <text:list>
            <text:list-item>
              <text:p text:style-name="P5">Фоновая музыка.</text:p>
            </text:list-item>
            <text:list-item>
              <text:p text:style-name="P5">Использование разных картинок для персонажа (в зависимости от направления).</text:p>
            </text:list-item>
            <text:list-item>
              <text:p text:style-name="P5">Рандомная генерация стен, врагов.</text:p>
            </text:list-item>
            <text:list-item>
              <text:p text:style-name="P5">Обработка столкновений (с врагами, стенами).</text:p>
            </text:list-item>
            <text:list-item>
              <text:p text:style-name="P6">Удаление объектов, выходящих за пределы экрана.</text:p>
            </text:list-item>
          </text:list>
        </text:list-item>
      </text:list>
      <text:p text:style-name="P1"><text:span text:style-name="Strong_20_Emphasis">3. Технические требования:</text:span></text:p>
      <text:list text:style-name="L3">
        <text:list-item>
          <text:p text:style-name="P7"><text:span text:style-name="Strong_20_Emphasis">Язык программирования:</text:span> Python 3.x.</text:p>
        </text:list-item>
        <text:list-item>
          <text:p text:style-name="P7"><text:span text:style-name="Strong_20_Emphasis">Библиотеки:</text:span></text:p>
          <text:list>
            <text:list-item>
              <text:p text:style-name="P7">PyGame (для графики и событий).</text:p>
            </text:list-item>
            <text:list-item>
              <text:p text:style-name="P7">os (для работы с файловой системой).</text:p>
            </text:list-item>
            <text:list-item>
              <text:p text:style-name="P7">datetime (для отсчета времени).</text:p>
            </text:list-item>
            <text:list-item>
              <text:p text:style-name="P7">random (для рандомных величин).</text:p>
            </text:list-item>
            <text:list-item>
              <text:p text:style-name="P7">math (для тригонометрии и вычисления угла между объектами).</text:p>
            </text:list-item>
          </text:list>
        </text:list-item>
        <text:list-item>
          <text:p text:style-name="P7"><text:span text:style-name="Strong_20_Emphasis">Структура кода:</text:span></text:p>
          <text:list>
            <text:list-item>
              <text:p text:style-name="P7">Разделение на модули (по логическим блокам: спрайты, сцены, хаб).</text:p>
            </text:list-item>
            <text:list-item>
              <text:p text:style-name="P7">Использование классов для объектов (игрок, враги, пули, кнопки и т.д.).</text:p>
            </text:list-item>
            <text:list-item>
              <text:p text:style-name="P7">Адекватные названия переменных и функций.</text:p>
            </text:list-item>
            <text:list-item>
              <text:p text:style-name="P7">Комментарии в коде.</text:p>
            </text:list-item>
            <text:list-item>
              <text:p text:style-name="P7">Хранение настроек игры: в файле *.ini.</text:p>
            </text:list-item>
          </text:list>
        </text:list-item>
        <text:list-item>
          <text:p text:style-name="P7"><text:span text:style-name="Strong_20_Emphasis">Работа с ресурсами:</text:span></text:p>
          <text:list>
            <text:list-item>
              <text:p text:style-name="P7">Хранение изображений в папке <text:span text:style-name="Source_20_Text"><text:span text:style-name="T1">img/</text:span></text:span>.</text:p>
            </text:list-item>
            <text:list-item>
              <text:p text:style-name="P7">Хранение музыки в папке <text:span text:style-name="Source_20_Text"><text:span text:style-name="T1">music/</text:span></text:span>.</text:p>
            </text:list-item>
          </text:list>
        </text:list-item>
        <text:list-item>
          <text:p text:style-name="P7"><text:span text:style-name="Strong_20_Emphasis">База данных:</text:span></text:p>
          <text:list>
            <text:list-item>
              <text:p text:style-name="P8">в процессе</text:p>
            </text:list-item>
          </text:list>
        </text:list-item>
      </text:list>
      <text:p text:style-name="P1"><text:span text:style-name="Strong_20_Emphasis">4. Сроки и ресурсы:</text:span></text:p>
      <text:list text:style-name="L4">
        <text:list-item>
          <text:p text:style-name="P9"><text:span text:style-name="Strong_20_Emphasis">Сроки разработки:</text:span></text:p>
          <text:list>
            <text:list-item>
              <text:p text:style-name="P11">20.12 Техническое задание</text:p>
            </text:list-item>
            <text:list-item>
              <text:p text:style-name="P11">27.12 Часть кода проекта (может совсем не запускаться, но на гите должна появиться)</text:p>
            </text:list-item>
            <text:list-item>
              <text:p text:style-name="P11">17.01 Работающая часть проекта</text:p>
            </text:list-item>
            <text:list-item>
              <text:p text:style-name="P11">24.01 Черновик пояснительной записки</text:p>
            </text:list-item>
            <text:list-item>
              <text:p text:style-name="P11">31.01 Код + пояснительная записка + черновик презентации</text:p>
            </text:list-item>
            <text:list-item>
              <text:p text:style-name="P11">03.02 окончательная сдача (код, записка, презентация)</text:p>
            </text:list-item>
            <text:list-item>
              <text:p text:style-name="P11">04.02 Защита </text:p>
            </text:list-item>
          </text:list>
        </text:list-item>
        <text:list-item>
          <text:p text:style-name="P9"><text:span text:style-name="Strong_20_Emphasis">Ресурсы:</text:span></text:p>
        </text:list-item>
        <text:list-item>
          <text:p text:style-name="P11"><text:span text:style-name="Strong_20_Emphasis"><text:span text:style-name="T12">булочка с сосиской и программист со знаниями </text:span></text:span><text:span text:style-name="Strong_20_Emphasis"><text:span text:style-name="T10">python</text:span></text:span></text:p>
          <text:list>
            <text:list-item>
              <text:p text:style-name="P9"><text:span text:style-name="Strong_20_Emphasis">Программное обеспечение:</text:span></text:p>
              <text:list>
                <text:list-item>
                  <text:p text:style-name="P9">Python 3.x.</text:p>
                </text:list-item>
                <text:list-item>
                  <text:p text:style-name="P9">PyGame.</text:p>
                </text:list-item>
                <text:list-item>
                  <text:p text:style-name="P9">Текстовый редактор/IDE (например, VS Code).</text:p>
                </text:list-item>
                <text:list-item>
                  <text:p text:style-name="P9">Git (для контроля версий).</text:p>
                </text:list-item>
              </text:list>
            </text:list-item>
            <text:list-item>
              <text:p text:style-name="P9"><text:soft-page-break/><text:span text:style-name="Strong_20_Emphasis">Компетенции разработчик</text:span><text:span text:style-name="Strong_20_Emphasis"><text:span text:style-name="T2">а</text:span></text:span><text:span text:style-name="Strong_20_Emphasis">:</text:span></text:p>
              <text:list>
                <text:list-item>
                  <text:p text:style-name="P9">Python.</text:p>
                </text:list-item>
                <text:list-item>
                  <text:p text:style-name="P9">Понимание работы с библиотекой PyGame.</text:p>
                </text:list-item>
                <text:list-item>
                  <text:p text:style-name="P9">Умение работать с классами и объектами.</text:p>
                </text:list-item>
                <text:list-item>
                  <text:p text:style-name="P9">Знание основ геймдизайна.</text:p>
                </text:list-item>
                <text:list-item>
                  <text:p text:style-name="P10">Навыки работы с Git.</text:p>
                </text:list-item>
              </text:list>
            </text:list-item>
          </text:list>
        </text:list-item>
      </text:list>
      <text:p text:style-name="P1"><text:span text:style-name="Strong_20_Emphasis">5. Дополнительные требования:</text:span></text:p>
      <text:list text:style-name="L5">
        <text:list-item>
          <text:p text:style-name="P12"><text:span text:style-name="Strong_20_Emphasis">Использование библиотеки:</text:span> Не только PyGame, но и os, random, math, datetime.</text:p>
        </text:list-item>
        <text:list-item>
          <text:p text:style-name="P12"><text:span text:style-name="Strong_20_Emphasis">Дополнительные библиотеки</text:span> 😊<text:span text:style-name="T2">(в процессе)</text:span>.</text:p>
        </text:list-item>
        <text:list-item>
          <text:p text:style-name="P13"><text:span text:style-name="Strong_20_Emphasis">База данных:</text:span> <text:span text:style-name="T2">в процессе</text:span>.</text:p>
        </text:list-item>
      </text:list>
      <text:p text:style-name="P1"><text:span text:style-name="Strong_20_Emphasis">7. Уточнения:</text:span></text:p>
      <text:list text:style-name="L6">
        <text:list-item>
          <text:p text:style-name="P14">Чекбоксы для вкл/выкл музыки.</text:p>
        </text:list-item>
        <text:list-item>
          <text:p text:style-name="P14">Общая реализация механики игры (с использованием таймеров)</text:p>
        </text:list-item>
        <text:list-item>
          <text:p text:style-name="P14">Заморозка мобов реализована.</text:p>
        </text:list-item>
        <text:list-item>
          <text:p text:style-name="P14">Отображение HP/XP игрока/врагов.</text:p>
        </text:list-item>
        <text:list-item>
          <text:p text:style-name="P15">Рандомная генерация стен/мобов.</text:p>
        </text:list-item>
      </text:list>
      <text:p text:style-name="P1"><text:span text:style-name="Strong_20_Emphasis">Примечание:</text:span></text:p>
      <text:list text:style-name="L7">
        <text:list-item>
          <text:p text:style-name="P16">Это техническое задание может быть дополнено или изменено в процессе разработки.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3T17:42:40.447000000</meta:creation-date>
    <dc:date>2024-12-24T23:06:52.675000000</dc:date>
    <meta:editing-duration>PT2H42M31S</meta:editing-duration>
    <meta:editing-cycles>3</meta:editing-cycles>
    <meta:generator>LibreOffice/24.2.0.3$Windows_X86_64 LibreOffice_project/da48488a73ddd66ea24cf16bbc4f7b9c08e9bea1</meta:generator>
    <meta:document-statistic meta:table-count="0" meta:image-count="0" meta:object-count="0" meta:page-count="3" meta:paragraph-count="103" meta:word-count="566" meta:character-count="3574" meta:non-whitespace-character-count="3205"/>
  </office:meta>
</office:document-meta>
</file>